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F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orizontal_20_Line">
      <style:text-properties officeooo:rsid="000b9d0f" officeooo:paragraph-rsid="000b9d0f"/>
    </style:style>
    <style:style style:name="P2" style:family="paragraph" style:parent-style-name="Standard">
      <style:text-properties style:font-name="Liberation Serif" fo:font-size="14pt" officeooo:rsid="0007e6a4" officeooo:paragraph-rsid="0007e6a4" style:font-size-asian="14pt" style:font-size-complex="14pt"/>
    </style:style>
    <style:style style:name="P3" style:family="paragraph" style:parent-style-name="Standard">
      <style:text-properties style:font-name="Liberation Serif" fo:font-size="14pt" officeooo:paragraph-rsid="0007e6a4" style:font-size-asian="14pt" style:font-size-complex="14pt"/>
    </style:style>
    <style:style style:name="P4" style:family="paragraph" style:parent-style-name="Standard">
      <style:text-properties style:font-name="Liberation Serif" fo:font-size="14pt" officeooo:rsid="000855e0" officeooo:paragraph-rsid="000855e0" style:font-size-asian="14pt" style:font-size-complex="14pt"/>
    </style:style>
    <style:style style:name="P5" style:family="paragraph" style:parent-style-name="Standard">
      <style:text-properties style:font-name="Liberation Serif" fo:font-size="14pt" officeooo:rsid="000855e0" officeooo:paragraph-rsid="00093bd2" style:font-size-asian="14pt" style:font-size-complex="14pt"/>
    </style:style>
    <style:style style:name="P6" style:family="paragraph" style:parent-style-name="Standard">
      <style:text-properties style:font-name="Liberation Serif" fo:font-size="14pt" officeooo:rsid="000855e0" officeooo:paragraph-rsid="00094a3b" style:font-size-asian="14pt" style:font-size-complex="14pt"/>
    </style:style>
    <style:style style:name="P7" style:family="paragraph" style:parent-style-name="Standard">
      <style:text-properties style:font-name="Liberation Serif" fo:font-size="14pt" officeooo:rsid="00093bd2" officeooo:paragraph-rsid="00093bd2" style:font-size-asian="14pt" style:font-size-complex="14pt"/>
    </style:style>
    <style:style style:name="P8" style:family="paragraph" style:parent-style-name="Standard">
      <style:text-properties style:font-name="Liberation Serif" fo:font-size="14pt" officeooo:rsid="00093bd2" officeooo:paragraph-rsid="00094a3b" style:font-size-asian="14pt" style:font-size-complex="14pt"/>
    </style:style>
    <style:style style:name="P9" style:family="paragraph" style:parent-style-name="Standard">
      <style:text-properties style:font-name="Liberation Serif" fo:font-size="14pt" officeooo:paragraph-rsid="00093bd2" style:font-size-asian="14pt" style:font-size-complex="14pt"/>
    </style:style>
    <style:style style:name="P10" style:family="paragraph" style:parent-style-name="Standard">
      <style:text-properties style:font-name="Liberation Serif" fo:font-size="14pt" officeooo:paragraph-rsid="00094a3b" style:font-size-asian="14pt" style:font-size-complex="14pt"/>
    </style:style>
    <style:style style:name="P11" style:family="paragraph" style:parent-style-name="Standard">
      <style:text-properties style:font-name="Liberation Serif" fo:font-size="14pt" officeooo:rsid="00094a3b" officeooo:paragraph-rsid="00094a3b" style:font-size-asian="14pt" style:font-size-complex="14pt"/>
    </style:style>
    <style:style style:name="P12" style:family="paragraph" style:parent-style-name="Standard">
      <style:text-properties style:font-name="Liberation Serif" fo:font-size="14pt" officeooo:rsid="000a013d" officeooo:paragraph-rsid="00071a5e" style:font-size-asian="14pt" style:font-size-complex="14pt"/>
    </style:style>
    <style:style style:name="P13" style:family="paragraph" style:parent-style-name="Standard">
      <style:text-properties style:font-name="Liberation Serif" fo:font-size="14pt" officeooo:rsid="000a4644" officeooo:paragraph-rsid="000a4644" style:font-size-asian="14pt" style:font-size-complex="14pt"/>
    </style:style>
    <style:style style:name="P14" style:family="paragraph" style:parent-style-name="Standard">
      <style:text-properties style:font-name="Liberation Serif" fo:font-size="14pt" fo:font-weight="bold" officeooo:rsid="000855e0" officeooo:paragraph-rsid="000855e0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Liberation Serif" fo:font-size="14pt" fo:font-weight="bold" officeooo:paragraph-rsid="00094a3b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Liberation Serif" fo:font-size="14pt" fo:font-weight="bold" officeooo:rsid="0007e6a4" officeooo:paragraph-rsid="0007e6a4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margin-top="0.101cm" fo:margin-bottom="0.101cm" loext:contextual-spacing="false" fo:text-align="center" style:justify-single-word="false"/>
      <style:text-properties officeooo:rsid="00071a5e" officeooo:paragraph-rsid="00071a5e"/>
    </style:style>
    <style:style style:name="P18" style:family="paragraph" style:parent-style-name="Table_20_Heading">
      <style:paragraph-properties fo:margin-top="0.101cm" fo:margin-bottom="0.101cm" loext:contextual-spacing="false"/>
      <style:text-properties officeooo:rsid="00071a5e" officeooo:paragraph-rsid="00071a5e"/>
    </style:style>
    <style:style style:name="P19" style:family="paragraph" style:parent-style-name="Heading_20_1">
      <style:text-properties fo:color="#004586"/>
    </style:style>
    <style:style style:name="P20" style:family="paragraph" style:parent-style-name="Heading_20_1">
      <style:paragraph-properties fo:text-align="center" style:justify-single-word="false"/>
      <style:text-properties fo:color="#004586" officeooo:rsid="000e5aba" officeooo:paragraph-rsid="000e5aba"/>
    </style:style>
    <style:style style:name="P21" style:family="paragraph" style:parent-style-name="Horizontal_20_Line">
      <style:text-properties style:font-name="Liberation Serif" fo:font-size="14pt" fo:font-weight="normal" officeooo:rsid="000b9d0f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font-name="Liberation Serif" fo:font-size="14pt" fo:font-weight="bold" officeooo:rsid="0007e6a4" officeooo:paragraph-rsid="0007e6a4" style:font-size-asian="14pt" style:font-weight-asian="bold" style:font-size-complex="14pt" style:font-weight-complex="bold"/>
    </style:style>
    <style:style style:name="P23" style:family="paragraph" style:parent-style-name="Standard">
      <style:text-properties style:font-name="Liberation Serif" fo:font-size="14pt" officeooo:rsid="00094a3b" officeooo:paragraph-rsid="00094a3b" style:font-size-asian="14pt" style:font-size-complex="14pt"/>
    </style:style>
    <style:style style:name="P24" style:family="paragraph" style:parent-style-name="Standard">
      <style:text-properties style:font-name="Liberation Serif" fo:font-size="14pt" fo:font-weight="normal" officeooo:rsid="00094a3b" officeooo:paragraph-rsid="00094a3b" style:font-size-asian="14pt" style:font-weight-asian="normal" style:font-size-complex="14pt" style:font-weight-complex="normal"/>
    </style:style>
    <style:style style:name="P25" style:family="paragraph" style:parent-style-name="Standard">
      <style:text-properties style:font-name="Liberation Serif" fo:font-size="14pt" fo:font-weight="normal" officeooo:rsid="000b9d0f" officeooo:paragraph-rsid="000b9d0f" style:font-size-asian="14pt" style:font-weight-asian="normal" style:font-size-complex="14pt" style:font-weight-complex="normal"/>
    </style:style>
    <style:style style:name="T1" style:family="text">
      <style:text-properties officeooo:rsid="00071a5e"/>
    </style:style>
    <style:style style:name="T2" style:family="text">
      <style:text-properties officeooo:rsid="0007e6a4"/>
    </style:style>
    <style:style style:name="T3" style:family="text">
      <style:text-properties officeooo:rsid="000855e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855e0" style:font-weight-asian="bold" style:font-weight-complex="bold"/>
    </style:style>
    <style:style style:name="T6" style:family="text">
      <style:text-properties fo:font-weight="bold" officeooo:rsid="00093bd2" style:font-weight-asian="bold" style:font-weight-complex="bold"/>
    </style:style>
    <style:style style:name="T7" style:family="text">
      <style:text-properties fo:font-weight="bold" officeooo:rsid="00094a3b" style:font-weight-asian="bold" style:font-weight-complex="bold"/>
    </style:style>
    <style:style style:name="T8" style:family="text">
      <style:text-properties officeooo:rsid="00093bd2"/>
    </style:style>
    <style:style style:name="T9" style:family="text">
      <style:text-properties officeooo:rsid="00094a3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855e0" style:font-weight-asian="normal" style:font-weight-complex="normal"/>
    </style:style>
    <style:style style:name="T12" style:family="text">
      <style:text-properties fo:font-weight="normal" officeooo:rsid="00094a3b" style:font-weight-asian="normal" style:font-weight-complex="normal"/>
    </style:style>
    <style:style style:name="T13" style:family="text">
      <style:text-properties fo:font-weight="normal" officeooo:rsid="000a013d" style:font-weight-asian="normal" style:font-weight-complex="normal"/>
    </style:style>
    <style:style style:name="T14" style:family="text">
      <style:text-properties officeooo:rsid="000a01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ASSIGNMENT - 5</text:h>
      <text:h text:style-name="P19" text:outline-level="1">Naive Bayes classifier - <text:span text:style-name="T14">P</text:span>robability <text:span text:style-name="T14">E</text:span>stimation:</text:h>
      <text:p text:style-name="Text_20_body"/>
      <table:table table:name="Table1" table:style-name="Table1" table:template-name="Box List Yellow">
        <table:table-column table:style-name="Table1.A" table:number-columns-repeated="5"/>
        <table:table-column table:style-name="Table1.F"/>
        <table:table-row table:style-name="Table1.1">
          <table:table-cell table:style-name="Table1.A1" office:value-type="string">
            <text:p text:style-name="P18">Day</text:p>
          </table:table-cell>
          <table:table-cell table:style-name="Table1.A1" office:value-type="string">
            <text:p text:style-name="P18">Outlook</text:p>
          </table:table-cell>
          <table:table-cell table:style-name="Table1.A1" office:value-type="string">
            <text:p text:style-name="P18">Temperature</text:p>
          </table:table-cell>
          <table:table-cell table:style-name="Table1.A1" office:value-type="string">
            <text:p text:style-name="P18">Humidity</text:p>
          </table:table-cell>
          <table:table-cell table:style-name="Table1.A1" office:value-type="string">
            <text:p text:style-name="P18">Wind</text:p>
          </table:table-cell>
          <table:table-cell table:style-name="Table1.F1" office:value-type="string">
            <text:p text:style-name="P18">PlayTennis</text:p>
          </table:table-cell>
        </table:table-row>
        <table:table-row table:style-name="Table1.1">
          <table:table-cell table:style-name="Table1.A2" office:value-type="string">
            <text:p text:style-name="P17">D1</text:p>
          </table:table-cell>
          <table:table-cell table:style-name="Table1.A2" office:value-type="string">
            <text:p text:style-name="P17">Sunny</text:p>
          </table:table-cell>
          <table:table-cell table:style-name="Table1.A2" office:value-type="string">
            <text:p text:style-name="P17">Hot</text:p>
          </table:table-cell>
          <table:table-cell table:style-name="Table1.A2" office:value-type="string">
            <text:p text:style-name="P17">High</text:p>
          </table:table-cell>
          <table:table-cell table:style-name="Table1.A2" office:value-type="string">
            <text:p text:style-name="P17">Weak</text:p>
          </table:table-cell>
          <table:table-cell table:style-name="Table1.F2" office:value-type="string">
            <text:p text:style-name="P17">No</text:p>
          </table:table-cell>
        </table:table-row>
        <table:table-row table:style-name="Table1.1">
          <table:table-cell table:style-name="Table1.A2" office:value-type="string">
            <text:p text:style-name="P17">D2</text:p>
          </table:table-cell>
          <table:table-cell table:style-name="Table1.A2" office:value-type="string">
            <text:p text:style-name="P17">Sunny</text:p>
          </table:table-cell>
          <table:table-cell table:style-name="Table1.A2" office:value-type="string">
            <text:p text:style-name="P17">Hot</text:p>
          </table:table-cell>
          <table:table-cell table:style-name="Table1.A2" office:value-type="string">
            <text:p text:style-name="P17">High</text:p>
          </table:table-cell>
          <table:table-cell table:style-name="Table1.A2" office:value-type="string">
            <text:p text:style-name="P17">Strong</text:p>
          </table:table-cell>
          <table:table-cell table:style-name="Table1.F2" office:value-type="string">
            <text:p text:style-name="P17">No</text:p>
          </table:table-cell>
        </table:table-row>
        <table:table-row table:style-name="Table1.1">
          <table:table-cell table:style-name="Table1.A2" office:value-type="string">
            <text:p text:style-name="P17">D3</text:p>
          </table:table-cell>
          <table:table-cell table:style-name="Table1.A2" office:value-type="string">
            <text:p text:style-name="P17">Overcast</text:p>
          </table:table-cell>
          <table:table-cell table:style-name="Table1.A2" office:value-type="string">
            <text:p text:style-name="P17">Hot</text:p>
          </table:table-cell>
          <table:table-cell table:style-name="Table1.A2" office:value-type="string">
            <text:p text:style-name="P17">High</text:p>
          </table:table-cell>
          <table:table-cell table:style-name="Table1.A2" office:value-type="string">
            <text:p text:style-name="P17">Weak</text:p>
          </table:table-cell>
          <table:table-cell table:style-name="Table1.F2" office:value-type="string">
            <text:p text:style-name="P17">Yes</text:p>
          </table:table-cell>
        </table:table-row>
        <table:table-row table:style-name="Table1.1">
          <table:table-cell table:style-name="Table1.A2" office:value-type="string">
            <text:p text:style-name="P17">D4</text:p>
          </table:table-cell>
          <table:table-cell table:style-name="Table1.A2" office:value-type="string">
            <text:p text:style-name="P17">Rain</text:p>
          </table:table-cell>
          <table:table-cell table:style-name="Table1.A2" office:value-type="string">
            <text:p text:style-name="P17">Mild</text:p>
          </table:table-cell>
          <table:table-cell table:style-name="Table1.A2" office:value-type="string">
            <text:p text:style-name="P17">High</text:p>
          </table:table-cell>
          <table:table-cell table:style-name="Table1.A2" office:value-type="string">
            <text:p text:style-name="P17">Weak</text:p>
          </table:table-cell>
          <table:table-cell table:style-name="Table1.F2" office:value-type="string">
            <text:p text:style-name="P17">Yes</text:p>
          </table:table-cell>
        </table:table-row>
        <table:table-row table:style-name="Table1.1">
          <table:table-cell table:style-name="Table1.A2" office:value-type="string">
            <text:p text:style-name="P17">D5</text:p>
          </table:table-cell>
          <table:table-cell table:style-name="Table1.A2" office:value-type="string">
            <text:p text:style-name="P17">Rain</text:p>
          </table:table-cell>
          <table:table-cell table:style-name="Table1.A2" office:value-type="string">
            <text:p text:style-name="P17">Cool</text:p>
          </table:table-cell>
          <table:table-cell table:style-name="Table1.A2" office:value-type="string">
            <text:p text:style-name="P17">Normal</text:p>
          </table:table-cell>
          <table:table-cell table:style-name="Table1.A2" office:value-type="string">
            <text:p text:style-name="P17">Weak</text:p>
          </table:table-cell>
          <table:table-cell table:style-name="Table1.F2" office:value-type="string">
            <text:p text:style-name="P17">Yes</text:p>
          </table:table-cell>
        </table:table-row>
        <table:table-row table:style-name="Table1.1">
          <table:table-cell table:style-name="Table1.A2" office:value-type="string">
            <text:p text:style-name="P17">D6</text:p>
          </table:table-cell>
          <table:table-cell table:style-name="Table1.A2" office:value-type="string">
            <text:p text:style-name="P17">Rain</text:p>
          </table:table-cell>
          <table:table-cell table:style-name="Table1.A2" office:value-type="string">
            <text:p text:style-name="P17">Cool</text:p>
          </table:table-cell>
          <table:table-cell table:style-name="Table1.A2" office:value-type="string">
            <text:p text:style-name="P17">Normal</text:p>
          </table:table-cell>
          <table:table-cell table:style-name="Table1.A2" office:value-type="string">
            <text:p text:style-name="P17">Strong</text:p>
          </table:table-cell>
          <table:table-cell table:style-name="Table1.F2" office:value-type="string">
            <text:p text:style-name="P17">No</text:p>
          </table:table-cell>
        </table:table-row>
        <table:table-row table:style-name="Table1.1">
          <table:table-cell table:style-name="Table1.A2" office:value-type="string">
            <text:p text:style-name="P17">D7</text:p>
          </table:table-cell>
          <table:table-cell table:style-name="Table1.A2" office:value-type="string">
            <text:p text:style-name="P17">Overcast</text:p>
          </table:table-cell>
          <table:table-cell table:style-name="Table1.A2" office:value-type="string">
            <text:p text:style-name="P17">Cool</text:p>
          </table:table-cell>
          <table:table-cell table:style-name="Table1.A2" office:value-type="string">
            <text:p text:style-name="P17">Normal</text:p>
          </table:table-cell>
          <table:table-cell table:style-name="Table1.A2" office:value-type="string">
            <text:p text:style-name="P17">Strong</text:p>
          </table:table-cell>
          <table:table-cell table:style-name="Table1.F2" office:value-type="string">
            <text:p text:style-name="P17">Yes</text:p>
          </table:table-cell>
        </table:table-row>
        <table:table-row table:style-name="Table1.1">
          <table:table-cell table:style-name="Table1.A2" office:value-type="string">
            <text:p text:style-name="P17">D8</text:p>
          </table:table-cell>
          <table:table-cell table:style-name="Table1.A2" office:value-type="string">
            <text:p text:style-name="P17">Sunny</text:p>
          </table:table-cell>
          <table:table-cell table:style-name="Table1.A2" office:value-type="string">
            <text:p text:style-name="P17">Mild</text:p>
          </table:table-cell>
          <table:table-cell table:style-name="Table1.A2" office:value-type="string">
            <text:p text:style-name="P17">High</text:p>
          </table:table-cell>
          <table:table-cell table:style-name="Table1.A2" office:value-type="string">
            <text:p text:style-name="P17">Weak</text:p>
          </table:table-cell>
          <table:table-cell table:style-name="Table1.F2" office:value-type="string">
            <text:p text:style-name="P17">No</text:p>
          </table:table-cell>
        </table:table-row>
        <table:table-row table:style-name="Table1.1">
          <table:table-cell table:style-name="Table1.A2" office:value-type="string">
            <text:p text:style-name="P17">D9</text:p>
          </table:table-cell>
          <table:table-cell table:style-name="Table1.A2" office:value-type="string">
            <text:p text:style-name="P17">Sunny</text:p>
          </table:table-cell>
          <table:table-cell table:style-name="Table1.A2" office:value-type="string">
            <text:p text:style-name="P17">Cool</text:p>
          </table:table-cell>
          <table:table-cell table:style-name="Table1.A2" office:value-type="string">
            <text:p text:style-name="P17">Normal</text:p>
          </table:table-cell>
          <table:table-cell table:style-name="Table1.A2" office:value-type="string">
            <text:p text:style-name="P17">Weak</text:p>
          </table:table-cell>
          <table:table-cell table:style-name="Table1.F2" office:value-type="string">
            <text:p text:style-name="P17">Yes</text:p>
          </table:table-cell>
        </table:table-row>
        <table:table-row table:style-name="Table1.1">
          <table:table-cell table:style-name="Table1.A2" office:value-type="string">
            <text:p text:style-name="P17">D10</text:p>
          </table:table-cell>
          <table:table-cell table:style-name="Table1.A2" office:value-type="string">
            <text:p text:style-name="P17">Rain</text:p>
          </table:table-cell>
          <table:table-cell table:style-name="Table1.A2" office:value-type="string">
            <text:p text:style-name="P17">Mild</text:p>
          </table:table-cell>
          <table:table-cell table:style-name="Table1.A2" office:value-type="string">
            <text:p text:style-name="P17">Normal</text:p>
          </table:table-cell>
          <table:table-cell table:style-name="Table1.A2" office:value-type="string">
            <text:p text:style-name="P17">Weak</text:p>
          </table:table-cell>
          <table:table-cell table:style-name="Table1.F2" office:value-type="string">
            <text:p text:style-name="P17">Yes</text:p>
          </table:table-cell>
        </table:table-row>
        <table:table-row table:style-name="Table1.1">
          <table:table-cell table:style-name="Table1.A2" office:value-type="string">
            <text:p text:style-name="P17">D11</text:p>
          </table:table-cell>
          <table:table-cell table:style-name="Table1.A2" office:value-type="string">
            <text:p text:style-name="P17">Sunny</text:p>
          </table:table-cell>
          <table:table-cell table:style-name="Table1.A2" office:value-type="string">
            <text:p text:style-name="P17">Mild</text:p>
          </table:table-cell>
          <table:table-cell table:style-name="Table1.A2" office:value-type="string">
            <text:p text:style-name="P17">Normal</text:p>
          </table:table-cell>
          <table:table-cell table:style-name="Table1.A2" office:value-type="string">
            <text:p text:style-name="P17">Strong</text:p>
          </table:table-cell>
          <table:table-cell table:style-name="Table1.F2" office:value-type="string">
            <text:p text:style-name="P17">Yes</text:p>
          </table:table-cell>
        </table:table-row>
        <table:table-row table:style-name="Table1.1">
          <table:table-cell table:style-name="Table1.A2" office:value-type="string">
            <text:p text:style-name="P17">D12</text:p>
          </table:table-cell>
          <table:table-cell table:style-name="Table1.A2" office:value-type="string">
            <text:p text:style-name="P17">Overcast</text:p>
          </table:table-cell>
          <table:table-cell table:style-name="Table1.A2" office:value-type="string">
            <text:p text:style-name="P17">Mild</text:p>
          </table:table-cell>
          <table:table-cell table:style-name="Table1.A2" office:value-type="string">
            <text:p text:style-name="P17">High</text:p>
          </table:table-cell>
          <table:table-cell table:style-name="Table1.A2" office:value-type="string">
            <text:p text:style-name="P17">Strong</text:p>
          </table:table-cell>
          <table:table-cell table:style-name="Table1.F2" office:value-type="string">
            <text:p text:style-name="P17">Yes</text:p>
          </table:table-cell>
        </table:table-row>
        <table:table-row table:style-name="Table1.1">
          <table:table-cell table:style-name="Table1.A2" office:value-type="string">
            <text:p text:style-name="P17">D13</text:p>
          </table:table-cell>
          <table:table-cell table:style-name="Table1.A2" office:value-type="string">
            <text:p text:style-name="P17">Overcast</text:p>
          </table:table-cell>
          <table:table-cell table:style-name="Table1.A2" office:value-type="string">
            <text:p text:style-name="P17">Hot</text:p>
          </table:table-cell>
          <table:table-cell table:style-name="Table1.A2" office:value-type="string">
            <text:p text:style-name="P17">Normal</text:p>
          </table:table-cell>
          <table:table-cell table:style-name="Table1.A2" office:value-type="string">
            <text:p text:style-name="P17">Weak</text:p>
          </table:table-cell>
          <table:table-cell table:style-name="Table1.F2" office:value-type="string">
            <text:p text:style-name="P17">Yes</text:p>
          </table:table-cell>
        </table:table-row>
        <table:table-row table:style-name="Table1.1">
          <table:table-cell table:style-name="Table1.A2" office:value-type="string">
            <text:p text:style-name="P17">D14</text:p>
          </table:table-cell>
          <table:table-cell table:style-name="Table1.A2" office:value-type="string">
            <text:p text:style-name="P17">Rain</text:p>
          </table:table-cell>
          <table:table-cell table:style-name="Table1.A2" office:value-type="string">
            <text:p text:style-name="P17">Mild</text:p>
          </table:table-cell>
          <table:table-cell table:style-name="Table1.A2" office:value-type="string">
            <text:p text:style-name="P17">High</text:p>
          </table:table-cell>
          <table:table-cell table:style-name="Table1.A2" office:value-type="string">
            <text:p text:style-name="P17">Strong</text:p>
          </table:table-cell>
          <table:table-cell table:style-name="Table1.F2" office:value-type="string">
            <text:p text:style-name="P17">No</text:p>
          </table:table-cell>
        </table:table-row>
      </table:table>
      <text:p text:style-name="P12"/>
      <text:p text:style-name="P2"/>
      <text:p text:style-name="P2">P (<text:span text:style-name="T1">PlayTennis</text:span> = Yes)<text:span text:style-name="T14"><text:tab/></text:span>=<text:span text:style-name="T14"><text:tab/></text:span>9/14</text:p>
      <text:p text:style-name="P3"><text:span text:style-name="T2">P (</text:span><text:span text:style-name="T1">PlayTennis</text:span><text:span text:style-name="T2"> = No)</text:span><text:span text:style-name="T14"><text:tab/></text:span><text:span text:style-name="T2">=</text:span><text:span text:style-name="T14"><text:tab/></text:span><text:span text:style-name="T2">5/14</text:span></text:p>
      <text:p text:style-name="P3"/>
      <text:p text:style-name="P16">OUTLOOK:</text:p>
      <text:p text:style-name="P2">P (Outlook=Sunny | PlayTennis=Yes)<text:span text:style-name="T14"><text:tab/><text:tab/></text:span>=<text:span text:style-name="T14"><text:tab/></text:span>2/9</text:p>
      <text:p text:style-name="P3"><text:span text:style-name="T2">P (Outlook=Sunny | PlayTennis=No)</text:span><text:span text:style-name="T14"><text:tab/><text:tab/></text:span><text:span text:style-name="T2">=</text:span><text:span text:style-name="T14"><text:tab/></text:span><text:span text:style-name="T2">3/5</text:span></text:p>
      <text:p text:style-name="P2">P (Outlook=<text:span text:style-name="T1">Overcast</text:span> | PlayTennis=Yes)<text:span text:style-name="T14"><text:tab/></text:span>=<text:span text:style-name="T14"><text:tab/></text:span>4/9</text:p>
      <text:p text:style-name="P2">P (Outlook=<text:span text:style-name="T1">Overcast</text:span> | PlayTennis=No)<text:span text:style-name="T14"><text:tab/></text:span>=<text:span text:style-name="T14"><text:tab/></text:span>0/5</text:p>
      <text:p text:style-name="P2">P (Outlook=<text:span text:style-name="T1">Rain</text:span> | PlayTennis=Yes)<text:span text:style-name="T14"><text:tab/><text:tab/></text:span>=<text:span text:style-name="T14"><text:tab/></text:span>3/9</text:p>
      <text:p text:style-name="P2">P (Outlook=<text:span text:style-name="T1">Rain</text:span> | PlayTennis=No)<text:span text:style-name="T14"><text:tab/><text:tab/></text:span>=<text:span text:style-name="T14"><text:tab/></text:span>2/5</text:p>
      <text:p text:style-name="P2"/>
      <text:p text:style-name="P16">TEMPERATURE:</text:p>
      <text:p text:style-name="P2">P (<text:span text:style-name="T1">Temperature</text:span>=<text:span text:style-name="T1">Hot</text:span> | PlayTennis=Yes)<text:span text:style-name="T14"><text:tab/></text:span>=<text:span text:style-name="T14"><text:tab/></text:span>2/9</text:p>
      <text:p text:style-name="P3"><text:soft-page-break/><text:span text:style-name="T2">P (</text:span><text:span text:style-name="T1">Temperature</text:span><text:span text:style-name="T2">=</text:span><text:span text:style-name="T1">Hot</text:span><text:span text:style-name="T2"> | PlayTennis=No)</text:span><text:span text:style-name="T14"><text:tab/></text:span><text:span text:style-name="T2">=</text:span><text:span text:style-name="T14"><text:tab/></text:span><text:span text:style-name="T2">2/5</text:span></text:p>
      <text:p text:style-name="P2">P (<text:span text:style-name="T1">Temperature</text:span>=<text:span text:style-name="T1">Mild</text:span> | PlayTennis=Yes)<text:span text:style-name="T14"><text:tab/></text:span>=<text:span text:style-name="T14"><text:tab/></text:span>4/9</text:p>
      <text:p text:style-name="P2">P (<text:span text:style-name="T1">Temperature</text:span>=<text:span text:style-name="T1">Mild</text:span> | PlayTennis=No)<text:span text:style-name="T14"><text:tab/></text:span>=<text:span text:style-name="T14"><text:tab/></text:span>2/5</text:p>
      <text:p text:style-name="P2">P (<text:span text:style-name="T1">Temperature</text:span>=<text:span text:style-name="T1">Cool</text:span> | PlayTennis=Yes)<text:span text:style-name="T14"><text:tab/></text:span>=<text:span text:style-name="T14"><text:tab/></text:span>3/9</text:p>
      <text:p text:style-name="P2">P (<text:span text:style-name="T1">Temperature</text:span>=<text:span text:style-name="T1">Cool</text:span> | PlayTennis=No)<text:span text:style-name="T14"><text:tab/></text:span>=<text:span text:style-name="T14"><text:tab/></text:span>1/5</text:p>
      <text:p text:style-name="P2"/>
      <text:p text:style-name="P16">HUMIDITY:</text:p>
      <text:p text:style-name="P3"><text:span text:style-name="T2">P (Humidity=</text:span><text:span text:style-name="T1">High</text:span><text:span text:style-name="T2"> | PlayTennis=Yes)</text:span><text:span text:style-name="T14"><text:tab/><text:tab/></text:span><text:span text:style-name="T2">=</text:span><text:span text:style-name="T14"><text:tab/></text:span><text:span text:style-name="T2">3/9</text:span></text:p>
      <text:p text:style-name="P3"><text:span text:style-name="T2">P (Humidity=</text:span><text:span text:style-name="T1">High</text:span><text:span text:style-name="T2"> | PlayTennis=No)</text:span><text:span text:style-name="T14"><text:tab/><text:tab/></text:span><text:span text:style-name="T2">=</text:span><text:span text:style-name="T14"><text:tab/></text:span><text:span text:style-name="T2">4/5</text:span></text:p>
      <text:p text:style-name="P2">P (Humidity=<text:span text:style-name="T1">Normal</text:span> | PlayTennis=Yes)<text:span text:style-name="T14"><text:tab/></text:span>=<text:span text:style-name="T14"><text:tab/></text:span>6/9</text:p>
      <text:p text:style-name="P2">P (Humidity=<text:span text:style-name="T1">Normal</text:span> | PlayTennis=No)<text:span text:style-name="T14"><text:tab/></text:span>=<text:span text:style-name="T14"><text:tab/></text:span>1/5</text:p>
      <text:p text:style-name="P2"/>
      <text:p text:style-name="P16">WIND:</text:p>
      <text:p text:style-name="P3"><text:span text:style-name="T2">P (Wind=</text:span><text:span text:style-name="T1">Weak</text:span><text:span text:style-name="T2"> | PlayTennis=Yes)</text:span><text:span text:style-name="T14"><text:tab/><text:tab/></text:span><text:span text:style-name="T2">=</text:span><text:span text:style-name="T14"><text:tab/></text:span><text:span text:style-name="T2">6/9</text:span></text:p>
      <text:p text:style-name="P3"><text:span text:style-name="T2">P (Wind=</text:span><text:span text:style-name="T1">Weak</text:span><text:span text:style-name="T2"> | PlayTennis=No)</text:span><text:span text:style-name="T14"><text:tab/><text:tab/></text:span><text:span text:style-name="T2">=</text:span><text:span text:style-name="T14"><text:tab/></text:span><text:span text:style-name="T2">2/5</text:span></text:p>
      <text:p text:style-name="P2">P (Wind=<text:span text:style-name="T1">Strong</text:span> | PlayTennis=Yes)<text:span text:style-name="T14"><text:tab/><text:tab/></text:span>=<text:span text:style-name="T14"><text:tab/></text:span>3/9</text:p>
      <text:p text:style-name="P2">P (Wind=<text:span text:style-name="T1">Strong</text:span> | PlayTennis=No)<text:span text:style-name="T14"><text:tab/><text:tab/></text:span>=<text:span text:style-name="T14"><text:tab/></text:span>3/5</text:p>
      <text:p text:style-name="P13"/>
      <text:p text:style-name="P1"/>
      <text:p text:style-name="P4">Considering an instance</text:p>
      <text:p text:style-name="P14">x' = {Outlook=Sunny, Temperature=Cool, Humidity=High, Wind=Strong}</text:p>
      <text:p text:style-name="P4"/>
      <text:p text:style-name="P5">Therefore, <text:span text:style-name="T4">P(Yes | x')</text:span> = <text:span text:style-name="T2">P (</text:span><text:span text:style-name="T1">PlayTennis</text:span><text:span text:style-name="T2"> = Yes)</text:span> * <text:span text:style-name="T2">P (Outlook=Sunny | PlayTennis=Yes)</text:span><text:span text:style-name="T8"> * </text:span><text:span text:style-name="T2">P (</text:span><text:span text:style-name="T1">Temperature</text:span><text:span text:style-name="T2">=</text:span><text:span text:style-name="T1">Cool</text:span><text:span text:style-name="T2"> | PlayTennis=Yes)</text:span><text:span text:style-name="T8"> * </text:span><text:span text:style-name="T2">P (Humidity=</text:span><text:span text:style-name="T1">High</text:span><text:span text:style-name="T2"> | PlayTennis=Yes)</text:span><text:span text:style-name="T8"> * </text:span><text:span text:style-name="T2">P (Wind=</text:span><text:span text:style-name="T1">Strong</text:span><text:span text:style-name="T2"> | PlayTennis=Yes)</text:span></text:p>
      <text:p text:style-name="P7"><text:tab/>=<text:tab/>9/14 * 2/9 * 3/9 * 3/9 * 3/9</text:p>
      <text:p text:style-name="P7"><text:tab/>=<text:tab/>1/189</text:p>
      <text:p text:style-name="P9"><text:span text:style-name="T8"><text:tab/>=<text:tab/></text:span><text:bookmark text:name="cwos"/>0.00529100529<text:span text:style-name="T9"><text:tab/>-------------------------------- (I)</text:span></text:p>
      <text:p text:style-name="P9"/>
      <text:p text:style-name="P9"><text:span text:style-name="T8">And, </text:span><text:span text:style-name="T5">P(</text:span><text:span text:style-name="T6">No</text:span><text:span text:style-name="T5"> | x')</text:span><text:span text:style-name="T3"> = </text:span><text:span text:style-name="T2">P (</text:span><text:span text:style-name="T1">PlayTennis</text:span><text:span text:style-name="T2"> = </text:span><text:span text:style-name="T8">No</text:span><text:span text:style-name="T2">)</text:span><text:span text:style-name="T3"> * </text:span><text:span text:style-name="T2">P (Outlook=Sunny | PlayTennis=</text:span><text:span text:style-name="T8">No</text:span><text:span text:style-name="T2">)</text:span><text:span text:style-name="T8"> * </text:span><text:span text:style-name="T2">P (</text:span><text:span text:style-name="T1">Temperature</text:span><text:span text:style-name="T2">=</text:span><text:span text:style-name="T1">Cool</text:span><text:span text:style-name="T2"> | PlayTennis=</text:span><text:span text:style-name="T8">No</text:span><text:span text:style-name="T2">)</text:span><text:span text:style-name="T8"> * </text:span><text:span text:style-name="T2">P (Humidity=</text:span><text:span text:style-name="T1">High</text:span><text:span text:style-name="T2"> | PlayTennis=</text:span><text:span text:style-name="T8">No</text:span><text:span text:style-name="T2">)</text:span><text:span text:style-name="T8"> * </text:span><text:span text:style-name="T2">P (Wind=</text:span><text:span text:style-name="T1">Strong</text:span><text:span text:style-name="T2"> | PlayTennis=</text:span><text:span text:style-name="T8">No</text:span><text:span text:style-name="T2">)</text:span></text:p>
      <text:p text:style-name="P7"><text:tab/>= <text:tab/>5/14 * 3/5 * 1/5 * 4/5 * 3/5</text:p>
      <text:p text:style-name="P11"><text:tab/>=<text:tab/>18/875</text:p>
      <text:p text:style-name="P9"><text:span text:style-name="T8"><text:tab/>=<text:tab/></text:span><text:bookmark text:name="cwos2"/>0.02057142857<text:span text:style-name="T9"><text:tab/>-------------------------------- (II)</text:span></text:p>
      <text:p text:style-name="P9"/>
      <text:p text:style-name="P10"><text:span text:style-name="T12">From, (I) and (II), we see that, </text:span><text:span text:style-name="T11">P(Yes | x')</text:span><text:span text:style-name="T12"> </text:span><text:span text:style-name="T7">&lt;</text:span><text:span text:style-name="T12"> </text:span><text:span text:style-name="T11">P(</text:span><text:span text:style-name="T12">No</text:span><text:span text:style-name="T11"> | x')</text:span></text:p>
      <text:p text:style-name="P11"><text:span text:style-name="T11">H</text:span><text:span text:style-name="T10">ence, for the instance </text:span><text:span text:style-name="T5">x'</text:span><text:span text:style-name="T11"> = {Outlook=Sunny, Temperature=Cool, Humidity=High, Wind=Strong}</text:span><text:span text:style-name="T10"> we conclude that not playing tennis is the maximum likelihood hypothesis.</text:span></text:p>
      <text:p text:style-name="P24"/>
      <text:p text:style-name="Horizontal_20_Line"/>
      <text:p text:style-name="P6"><text:span text:style-name="T9">Similarly, c</text:span>onsidering an<text:span text:style-name="T9">other</text:span> instance</text:p>
      <text:p text:style-name="P15"><text:span text:style-name="T9">y</text:span><text:span text:style-name="T3">' = {Outlook=</text:span><text:span text:style-name="T9">Overcast</text:span><text:span text:style-name="T3">, Temperature=Cool, Humidity=High, Wind=Strong}</text:span></text:p>
      <text:p text:style-name="P6"><text:soft-page-break/></text:p>
      <text:p text:style-name="P6">Therefore, <text:span text:style-name="T4">P(Yes | </text:span><text:span text:style-name="T7">y</text:span><text:span text:style-name="T4">')</text:span> = <text:span text:style-name="T2">P (</text:span><text:span text:style-name="T1">PlayTennis</text:span><text:span text:style-name="T2"> = Yes)</text:span> * <text:span text:style-name="T2">P (Outlook= </text:span><text:span text:style-name="T9">Overcast</text:span><text:span text:style-name="T2"> | PlayTennis=Yes)</text:span><text:span text:style-name="T8"> * </text:span><text:span text:style-name="T2">P (</text:span><text:span text:style-name="T1">Temperature</text:span><text:span text:style-name="T2">=</text:span><text:span text:style-name="T1">Cool</text:span><text:span text:style-name="T2"> | PlayTennis=Yes)</text:span><text:span text:style-name="T8"> * </text:span><text:span text:style-name="T2">P (Humidity=</text:span><text:span text:style-name="T1">High</text:span><text:span text:style-name="T2"> | PlayTennis=Yes)</text:span><text:span text:style-name="T8"> * </text:span><text:span text:style-name="T2">P (Wind=</text:span><text:span text:style-name="T1">Strong</text:span><text:span text:style-name="T2"> | PlayTennis=Yes)</text:span></text:p>
      <text:p text:style-name="P8"><text:tab/>=<text:tab/>9/14 * <text:span text:style-name="T9">4</text:span>/9 * 3/9 * 3/9 * 3/9</text:p>
      <text:p text:style-name="P8"><text:tab/>=<text:tab/><text:span text:style-name="T9">2</text:span>/189</text:p>
      <text:p text:style-name="P10"><text:span text:style-name="T8"><text:tab/>=<text:tab/></text:span><text:bookmark text:name="cwos5"/>0.01058201058<text:span text:style-name="T9"><text:tab/>-------------------------------- (</text:span><text:span text:style-name="T14">II</text:span><text:span text:style-name="T9">I)</text:span></text:p>
      <text:p text:style-name="P10"/>
      <text:p text:style-name="P10"><text:span text:style-name="T8">And, </text:span><text:span text:style-name="T5">P(</text:span><text:span text:style-name="T6">No</text:span><text:span text:style-name="T5"> | </text:span><text:span text:style-name="T7">y</text:span><text:span text:style-name="T5">')</text:span><text:span text:style-name="T3"> = </text:span><text:span text:style-name="T2">P (</text:span><text:span text:style-name="T1">PlayTennis</text:span><text:span text:style-name="T2"> = </text:span><text:span text:style-name="T8">No</text:span><text:span text:style-name="T2">)</text:span><text:span text:style-name="T3"> * </text:span><text:span text:style-name="T2">P (Outlook= </text:span><text:span text:style-name="T9">Overcast</text:span><text:span text:style-name="T2"> | PlayTennis=</text:span><text:span text:style-name="T8">No</text:span><text:span text:style-name="T2">)</text:span><text:span text:style-name="T8"> * </text:span><text:span text:style-name="T2">P (</text:span><text:span text:style-name="T1">Temperature</text:span><text:span text:style-name="T2">=</text:span><text:span text:style-name="T1">Cool</text:span><text:span text:style-name="T2"> | PlayTennis=</text:span><text:span text:style-name="T8">No</text:span><text:span text:style-name="T2">)</text:span><text:span text:style-name="T8"> * </text:span><text:span text:style-name="T2">P (Humidity=</text:span><text:span text:style-name="T1">High</text:span><text:span text:style-name="T2"> | PlayTennis=</text:span><text:span text:style-name="T8">No</text:span><text:span text:style-name="T2">)</text:span><text:span text:style-name="T8"> * </text:span><text:span text:style-name="T2">P (Wind=</text:span><text:span text:style-name="T1">Strong</text:span><text:span text:style-name="T2"> | PlayTennis=</text:span><text:span text:style-name="T8">No</text:span><text:span text:style-name="T2">)</text:span></text:p>
      <text:p text:style-name="P10"><text:span text:style-name="T8"><text:tab/>= <text:tab/>5/14 * </text:span><text:span text:style-name="T9">0</text:span><text:span text:style-name="T8">/5 * 1/5 * 4/5 * 3/5</text:span></text:p>
      <text:p text:style-name="P10"><text:span text:style-name="T8"><text:tab/>=<text:tab/></text:span><text:bookmark text:name="cwos21"/>0<text:span text:style-name="T9"><text:tab/>-------------------------------- (I</text:span><text:span text:style-name="T14">V</text:span><text:span text:style-name="T9">)</text:span></text:p>
      <text:p text:style-name="P10"/>
      <text:p text:style-name="P10"><text:span text:style-name="T12">From, (I</text:span><text:span text:style-name="T13">II</text:span><text:span text:style-name="T12">) and (I</text:span><text:span text:style-name="T13">V</text:span><text:span text:style-name="T12">), we see that, </text:span><text:span text:style-name="T11">P(Yes | </text:span><text:span text:style-name="T12">y</text:span><text:span text:style-name="T11">')</text:span><text:span text:style-name="T12"> </text:span><text:span text:style-name="T7">&gt;</text:span><text:span text:style-name="T12"> </text:span><text:span text:style-name="T11">P(</text:span><text:span text:style-name="T12">No</text:span><text:span text:style-name="T11"> | </text:span><text:span text:style-name="T12">y</text:span><text:span text:style-name="T11">')</text:span></text:p>
      <text:p text:style-name="P11"><text:span text:style-name="T11">H</text:span><text:span text:style-name="T10">ence, for the instance y</text:span><text:span text:style-name="T5">'</text:span><text:span text:style-name="T11"> = {Outlook=</text:span><text:span text:style-name="T10">Overcast</text:span><text:span text:style-name="T11">, Temperature=Cool, Humidity=High, Wind=Strong}</text:span><text:span text:style-name="T10"> we conclude that playing tennis is the maximum likelihood hypothesis.</text:span></text:p>
      <text:p text:style-name="P21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IN">
      <number:number number:min-integer-digits="1"/>
    </number:number-style>
    <number:text-style style:name="N10100" number:language="en" number:country="IN">
      <number:text-content/>
    </number:text-style>
    <style:style style:name="Box_20_List_20_Yellow.1" style:display-name="Box List Yellow.1" style:family="table-cell" style:data-style-name="N10100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Yellow.2" style:display-name="Box List Yellow.2" style:family="table-cell" style:data-style-name="N10000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Yellow.3" style:display-name="Box List Yellow.3" style:family="table-cell" style:data-style-name="N10100">
      <style:table-cell-properties fo:border-left="0.74pt solid #faa61a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Yellow.4" style:display-name="Box List Yellow.4" style:family="table-cell" style:data-style-name="N10000">
      <style:table-cell-properties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Yellow.5" style:display-name="Box List Yellow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Yellow.6" style:display-name="Box List Yellow.6" style:family="table-cell" style:data-style-name="N10100">
      <style:table-cell-properties fo:background-color="#dddddd" fo:border-left="0.74pt solid #faa61a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Yellow.7" style:display-name="Box List Yellow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Yellow.8" style:display-name="Box List Yellow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Yellow.9" style:display-name="Box List Yellow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Yellow.10" style:display-name="Box List Yellow.10" style:family="table-cell" style:data-style-name="N10000">
      <style:table-cell-properties fo:background-color="#dddddd"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Yellow.11" style:display-name="Box List Yellow.11" style:family="table-cell" style:data-style-name="N10100">
      <style:table-cell-properties fo:background-color="#faa61a" fo:border-lef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Yellow.12" style:display-name="Box List Yellow.12" style:family="table-cell" style:data-style-name="N10100">
      <style:table-cell-properties fo:background-color="#faa61a" fo:border-righ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Yellow.13" style:display-name="Box List Yellow.13" style:family="table-cell" style:data-style-name="N10100">
      <style:table-cell-properties fo:background-color="#fffbcc" fo:border-lef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Yellow.14" style:display-name="Box List Yellow.14" style:family="table-cell" style:data-style-name="N10000">
      <style:table-cell-properties fo:background-color="#fffbcc" fo:border-righ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Yellow.15" style:display-name="Box List Yellow.15" style:family="table-cell" style:data-style-name="N10100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Yellow.16" style:display-name="Box List Yellow.16" style:family="table-cell" style:data-style-name="N10000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Yellow" table:first-row-end-column="row" table:first-row-start-column="row" table:last-row-end-column="row" table:last-row-start-column="row">
      <table:first-row table:style-name="Box_20_List_20_Yellow.1"/>
      <table:last-row table:style-name="Box_20_List_20_Yellow.2"/>
      <table:first-column table:style-name="Box_20_List_20_Yellow.3"/>
      <table:last-column table:style-name="Box_20_List_20_Yellow.4"/>
      <table:body table:style-name="Box_20_List_20_Yellow.9"/>
      <table:even-rows table:style-name="Box_20_List_20_Yellow.5"/>
      <table:odd-rows table:style-name="Box_20_List_20_Yellow.6"/>
      <table:even-columns table:style-name="Box_20_List_20_Yellow.7"/>
      <table:odd-columns table:style-name="Box_20_List_20_Yellow.8"/>
      <table:background table:style-name="Box_20_List_20_Yellow.10"/>
      <loext:first-row-even-column table:style-name="Box_20_List_20_Yellow.15"/>
      <loext:last-row-even-column table:style-name="Box_20_List_20_Yellow.16"/>
      <loext:first-row-end-column table:style-name="Box_20_List_20_Yellow.12"/>
      <loext:first-row-start-column table:style-name="Box_20_List_20_Yellow.11"/>
      <loext:last-row-end-column table:style-name="Box_20_List_20_Yellow.14"/>
      <loext:last-row-start-column table:style-name="Box_20_List_20_Yellow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9T13:13:59.604499406</meta:creation-date>
    <dc:date>2021-05-09T18:36:44.811163729</dc:date>
    <meta:editing-duration>PT5M11S</meta:editing-duration>
    <meta:editing-cycles>3</meta:editing-cycles>
    <meta:generator>LibreOffice/6.4.6.2$Linux_X86_64 LibreOffice_project/40$Build-2</meta:generator>
    <meta:document-statistic meta:table-count="1" meta:image-count="0" meta:object-count="0" meta:page-count="3" meta:paragraph-count="141" meta:word-count="503" meta:character-count="3096" meta:non-whitespace-character-count="2711"/>
  </office:meta>
</office:document-meta>
</file>